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apso_example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apso_example.py$console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ff3" officeooo:paragraph-rsid="001e6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s <text:a xlink:type="simple" xlink:href="https://extensions.libreoffice.org/en/extensions/show/apso-alternative-script-organizer-for-python" text:style-name="Internet_20_link" text:visited-style-name="Visited_20_Internet_20_Link">APSO</text:a> Console on startup. Must have <text:a xlink:type="simple" xlink:href="https://extensions.libreoffice.org/en/extensions/show/apso-alternative-script-organizer-for-python" text:style-name="Internet_20_link" text:visited-style-name="Visited_20_Internet_20_Link">ASPO</text:a> extension installed.</text:p>
      <text:p text:style-name="P1"/>
      <text:p text:style-name="P1"><text:a xlink:type="simple" xlink:href="https://github.com/Amourspirit/python-ooouno-ex" text:style-name="Internet_20_link" text:visited-style-name="Visited_20_Internet_20_Link">Ooouno-ex </text:a>examp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2.2$Linux_X86_64 LibreOffice_project/454130fadb9a820d3728b86ccb63c8f359d70528</meta:generator>
    <dc:date>2022-05-02T08:33:33.137115403</dc:date>
    <dc:creator>Amour Spirit</dc:creator>
    <meta:editing-duration>PT4M10S</meta:editing-duration>
    <meta:editing-cycles>2</meta:editing-cycles>
    <meta:document-statistic meta:table-count="0" meta:image-count="0" meta:object-count="0" meta:page-count="1" meta:paragraph-count="2" meta:word-count="12" meta:character-count="84" meta:non-whitespace-character-count="74"/>
  </office:meta>
</office:document-meta>
</file>